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29f5" officeooo:paragraph-rsid="000529f5"/>
    </style:style>
    <style:style style:name="P2" style:family="paragraph" style:parent-style-name="Standard">
      <style:text-properties officeooo:rsid="000668a4" officeooo:paragraph-rsid="000529f5"/>
    </style:style>
    <style:style style:name="P3" style:family="paragraph" style:parent-style-name="Standard">
      <style:text-properties officeooo:rsid="000668a4" officeooo:paragraph-rsid="000668a4"/>
    </style:style>
    <style:style style:name="T1" style:family="text">
      <style:text-properties officeooo:rsid="0005d5b2"/>
    </style:style>
    <style:style style:name="T2" style:family="text">
      <style:text-properties officeooo:rsid="00064ede"/>
    </style:style>
    <style:style style:name="T3" style:family="text">
      <style:text-properties officeooo:rsid="0007a599"/>
    </style:style>
    <style:style style:name="T4" style:family="text">
      <style:text-properties officeooo:rsid="0009a7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paint demo is work in progress and is actively updated as I work on it.</text:p>
      <text:p text:style-name="P1"/>
      <text:p text:style-name="P1">The demo <text:span text:style-name="T2">source</text:span> is available on my GitHub page: <text:a xlink:type="simple" xlink:href="https://github.com/KevinMatte/portfolio" text:style-name="Internet_20_link" text:visited-style-name="Visited_20_Internet_20_Link">https://github.com/KevinMatte/portfolio</text:a></text:p>
      <text:p text:style-name="P1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cm" fo:margin-bottom="0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5:05:58.482505804</meta:creation-date>
    <dc:date>2019-02-06T21:52:30.156898515</dc:date>
    <meta:editing-duration>PT24M30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26" meta:character-count="162" meta:non-whitespace-character-count="138"/>
  </office:meta>
</office:document-meta>
</file>